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7cm" fo:min-width="0.22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36cm" fo:min-width="0.18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14cm" fo:min-width="0.186cm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016cm" svg:height="1.016cm" svg:x="3.032cm" svg:y="2.65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016cm" svg:height="1.016cm" svg:x="5.233cm" svg:y="4.65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016cm" svg:height="1.016cm" svg:x="3.033cm" svg:y="6.752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016cm" svg:height="1.016cm" svg:x="7.333cm" svg:y="2.652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016cm" svg:height="1.016cm" svg:x="11.633cm" svg:y="2.652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1.016cm" svg:height="1.016cm" svg:x="15.833cm" svg:y="2.652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016cm" svg:height="1.016cm" svg:x="9.434cm" svg:y="4.653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4" draw:id="id14" draw:layer="layout" svg:width="1.016cm" svg:height="0.986cm" svg:x="13.734cm" svg:y="4.683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1.016cm" svg:height="1.016cm" svg:x="7.434cm" svg:y="6.753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1.016cm" svg:height="1.016cm" svg:x="11.734cm" svg:y="6.753cm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.016cm" svg:height="1.016cm" svg:x="15.834cm" svg:y="6.753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1.016cm" svg:height="1.016cm" svg:x="5.234cm" svg:y="8.953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1.016cm" svg:height="1.016cm" svg:x="9.435cm" svg:y="8.954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016cm" svg:height="1.016cm" svg:x="13.735cm" svg:y="8.954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5.381cm" svg:y1="4.8cm" svg:x2="3.9cm" svg:y2="3.519cm" draw:start-shape="id1" draw:start-glue-point="5" draw:end-shape="id2" draw:end-glue-point="9" svg:d="M5381 4800l-1481-1281" svg:viewBox="0 0 1482 1282">
          <text:p/>
        </draw:connector>
        <draw:connector draw:style-name="gr4" draw:text-style-name="P3" draw:layer="layout" draw:type="line" svg:x1="3.901cm" svg:y1="6.9cm" svg:x2="5.381cm" svg:y2="5.52cm" draw:start-shape="id3" draw:start-glue-point="11" draw:end-shape="id1" draw:end-glue-point="7" svg:d="M3901 6900l1480-1380" svg:viewBox="0 0 1481 1381">
          <text:p/>
        </draw:connector>
        <draw:connector draw:style-name="gr4" draw:text-style-name="P3" draw:layer="layout" draw:type="line" svg:x1="6.101cm" svg:y1="4.8cm" svg:x2="7.481cm" svg:y2="3.52cm" draw:start-shape="id1" draw:start-glue-point="11" draw:end-shape="id4" draw:end-glue-point="7" svg:d="M6101 4800l1380-1280" svg:viewBox="0 0 1381 1281">
          <text:p/>
        </draw:connector>
        <draw:connector draw:style-name="gr4" draw:text-style-name="P3" draw:layer="layout" draw:type="line" svg:x1="9.582cm" svg:y1="4.801cm" svg:x2="4.048cm" svg:y2="3.159cm" draw:start-shape="id5" draw:start-glue-point="5" draw:end-shape="id2" draw:end-glue-point="10" svg:d="M9582 4801l-5534-1642" svg:viewBox="0 0 5535 1643">
          <text:p/>
        </draw:connector>
        <draw:connector draw:style-name="gr4" draw:text-style-name="P3" draw:layer="layout" draw:type="line" svg:x1="11.633cm" svg:y1="3.16cm" svg:x2="8.349cm" svg:y2="3.16cm" draw:start-shape="id6" draw:start-glue-point="6" draw:end-shape="id4" draw:end-glue-point="10" svg:d="M11633 3160h-3284" svg:viewBox="0 0 3285 1">
          <text:p/>
        </draw:connector>
        <draw:connector draw:style-name="gr4" draw:text-style-name="P3" draw:layer="layout" draw:type="line" svg:x1="12.649cm" svg:y1="3.16cm" svg:x2="15.833cm" svg:y2="3.16cm" draw:start-shape="id6" draw:start-glue-point="10" draw:end-shape="id7" draw:end-glue-point="6" svg:d="M12649 3160h3184" svg:viewBox="0 0 3185 1">
          <text:p/>
        </draw:connector>
        <draw:connector draw:style-name="gr4" draw:text-style-name="P3" draw:layer="layout" draw:type="line" svg:x1="14.243cm" svg:y1="8.954cm" svg:x2="16.341cm" svg:y2="3.668cm" draw:start-shape="id8" draw:start-glue-point="4" draw:end-shape="id7" draw:end-glue-point="8" svg:d="M14243 8954l2098-5286" svg:viewBox="0 0 2099 5287">
          <text:p/>
        </draw:connector>
        <draw:connector draw:style-name="gr4" draw:text-style-name="P3" draw:layer="layout" draw:type="line" svg:x1="14.603cm" svg:y1="9.102cm" svg:x2="15.982cm" svg:y2="7.621cm" draw:start-shape="id8" draw:start-glue-point="11" draw:end-shape="id9" draw:end-glue-point="7" svg:d="M14603 9102l1379-1481" svg:viewBox="0 0 1380 1482">
          <text:p/>
        </draw:connector>
        <draw:connector draw:style-name="gr4" draw:text-style-name="P3" draw:layer="layout" draw:type="line" svg:x1="15.834cm" svg:y1="7.261cm" svg:x2="12.75cm" svg:y2="7.261cm" draw:start-shape="id9" draw:start-glue-point="6" draw:end-shape="id10" draw:end-glue-point="10" svg:d="M15834 7261h-3084" svg:viewBox="0 0 3085 1">
          <text:p/>
        </draw:connector>
        <draw:connector draw:style-name="gr4" draw:text-style-name="P3" draw:layer="layout" draw:type="line" svg:x1="11.882cm" svg:y1="7.621cm" svg:x2="10.303cm" svg:y2="9.102cm" draw:start-shape="id10" draw:start-glue-point="7" draw:end-shape="id11" draw:end-glue-point="11" svg:d="M11882 7621l-1579 1481" svg:viewBox="0 0 1580 1482">
          <text:p/>
        </draw:connector>
        <draw:connector draw:style-name="gr4" draw:text-style-name="P3" draw:layer="layout" draw:type="line" svg:x1="6.25cm" svg:y1="9.461cm" svg:x2="11.734cm" svg:y2="7.261cm" draw:start-shape="id12" draw:start-glue-point="10" draw:end-shape="id10" draw:end-glue-point="6" svg:d="M6250 9461l5484-2200" svg:viewBox="0 0 5485 2201">
          <text:p/>
        </draw:connector>
        <draw:connector draw:style-name="gr4" draw:text-style-name="P3" draw:layer="layout" draw:type="line" svg:x1="9.943cm" svg:y1="8.954cm" svg:x2="9.942cm" svg:y2="5.669cm" draw:start-shape="id11" draw:start-glue-point="4" draw:end-shape="id5" draw:end-glue-point="8" svg:d="M9943 8954l-1-3285" svg:viewBox="0 0 2 3286">
          <text:p/>
        </draw:connector>
        <draw:connector draw:style-name="gr4" draw:text-style-name="P3" draw:layer="layout" draw:type="line" svg:x1="8.302cm" svg:y1="6.901cm" svg:x2="9.582cm" svg:y2="5.521cm" draw:start-shape="id13" draw:start-glue-point="11" draw:end-shape="id5" draw:end-glue-point="7" svg:d="M8302 6901l1280-1380" svg:viewBox="0 0 1281 1381">
          <text:p/>
        </draw:connector>
        <draw:connector draw:style-name="gr4" draw:text-style-name="P3" draw:layer="layout" draw:type="line" svg:x1="7.942cm" svg:y1="6.753cm" svg:x2="7.841cm" svg:y2="3.668cm" draw:start-shape="id13" draw:start-glue-point="4" draw:end-shape="id4" draw:end-glue-point="8" svg:d="M7942 6753l-101-3085" svg:viewBox="0 0 102 3086">
          <text:p/>
        </draw:connector>
        <draw:connector draw:style-name="gr4" draw:text-style-name="P3" draw:layer="layout" draw:type="line" svg:x1="5.382cm" svg:y1="9.101cm" svg:x2="3.54cm" svg:y2="3.667cm" draw:start-shape="id12" draw:start-glue-point="5" draw:end-shape="id2" draw:end-glue-point="8" svg:d="M5382 9101l-1842-5434" svg:viewBox="0 0 1843 5435">
          <text:p/>
        </draw:connector>
        <draw:connector draw:style-name="gr4" draw:text-style-name="P3" draw:layer="layout" draw:type="line" svg:x1="13.882cm" svg:y1="4.827cm" svg:x2="12.501cm" svg:y2="3.52cm" draw:start-shape="id14" draw:start-glue-point="5" draw:end-shape="id6" draw:end-glue-point="9" svg:d="M13882 4827l-1381-1307" svg:viewBox="0 0 1382 1308">
          <text:p/>
        </draw:connector>
        <draw:connector draw:style-name="gr4" draw:text-style-name="P3" draw:layer="layout" draw:type="line" svg:x1="14.602cm" svg:y1="4.827cm" svg:x2="15.981cm" svg:y2="3.52cm" draw:start-shape="id14" draw:start-glue-point="11" draw:end-shape="id7" draw:end-glue-point="7" svg:d="M14602 4827l1379-1307" svg:viewBox="0 0 1380 1308">
          <text:p/>
        </draw:connector>
        <draw:connector draw:style-name="gr4" draw:text-style-name="P3" draw:layer="layout" draw:type="line" svg:x1="12.242cm" svg:y1="6.753cm" svg:x2="12.141cm" svg:y2="3.668cm" draw:start-shape="id10" draw:start-glue-point="4" draw:end-shape="id6" draw:end-glue-point="8" svg:d="M12242 6753l-101-3085" svg:viewBox="0 0 102 3086">
          <text:p/>
        </draw:connector>
        <draw:connector draw:style-name="gr4" draw:text-style-name="P3" draw:layer="layout" draw:type="line" svg:x1="10.302cm" svg:y1="4.801cm" svg:x2="11.781cm" svg:y2="3.52cm" draw:start-shape="id5" draw:start-glue-point="11" draw:end-shape="id6" draw:end-glue-point="7" svg:d="M10302 4801l1479-1281" svg:viewBox="0 0 1480 1282">
          <text:p/>
        </draw:connector>
        <draw:connector draw:style-name="gr4" draw:text-style-name="P3" draw:layer="layout" draw:type="line" svg:x1="4.049cm" svg:y1="7.26cm" svg:x2="7.434cm" svg:y2="7.261cm" draw:start-shape="id3" draw:start-glue-point="10" draw:end-shape="id13" draw:end-glue-point="6" svg:d="M4049 7260l3385 1" svg:viewBox="0 0 3386 2">
          <text:p/>
        </draw:connector>
        <draw:connector draw:style-name="gr4" draw:text-style-name="P3" draw:layer="layout" draw:type="line" svg:x1="10.45cm" svg:y1="5.161cm" svg:x2="13.734cm" svg:y2="5.176cm" draw:start-shape="id5" draw:start-glue-point="10" draw:end-shape="id14" draw:end-glue-point="6" svg:d="M10450 5161l3284 15" svg:viewBox="0 0 3285 16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03T02:44:49.213000000</meta:creation-date>
    <dc:date>2021-11-03T02:59:00.192000000</dc:date>
    <meta:editing-duration>PT4M</meta:editing-duration>
    <meta:editing-cycles>1</meta:editing-cycles>
    <meta:generator>LibreOffice/6.3.2.2$Windows_X86_64 LibreOffice_project/98b30e735bda24bc04ab42594c85f7fd8be07b9c</meta:generator>
    <meta:document-statistic meta:object-count="35"/>
  </office:meta>
</office:document-meta>
</file>